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ba205" officeooo:paragraph-rsid="001382c1"/>
    </style:style>
    <style:style style:name="P2" style:family="paragraph" style:parent-style-name="Standard">
      <style:text-properties style:text-underline-style="solid" style:text-underline-width="auto" style:text-underline-color="font-color" officeooo:rsid="001ba205" officeooo:paragraph-rsid="001382c1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742c6"/>
    </style:style>
    <style:style style:name="T3" style:family="text">
      <style:text-properties style:text-underline-style="solid" style:text-underline-width="auto" style:text-underline-color="font-color" officeooo:rsid="0017c10b"/>
    </style:style>
    <style:style style:name="T4" style:family="text">
      <style:text-properties officeooo:rsid="001382c1"/>
    </style:style>
    <style:style style:name="T5" style:family="text">
      <style:text-properties officeooo:rsid="00145155"/>
    </style:style>
    <style:style style:name="T6" style:family="text">
      <style:text-properties officeooo:rsid="001742c6"/>
    </style:style>
    <style:style style:name="T7" style:family="text">
      <style:text-properties officeooo:rsid="0018ad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ennedy Wekesa</text:p>
      <text:p text:style-name="P1">P.O Box 94 – 50211,</text:p>
      <text:p text:style-name="P1">Naitiri.</text:p>
      <text:p text:style-name="P1"/>
      <text:p text:style-name="P1"><text:span text:style-name="T5">18</text:span>/<text:span text:style-name="T6">5</text:span>/2019</text:p>
      <text:p text:style-name="P1"/>
      <text:p text:style-name="P1">HR <text:s/>Manager,</text:p>
      <text:p text:style-name="P1"/>
      <text:p text:style-name="P1">Dear Sir/Madam,</text:p>
      <text:p text:style-name="P1"/>
      <text:p text:style-name="P1">RE: <text:span text:style-name="T1">APPLICATION </text:span><text:span text:style-name="T2">FOR </text:span><text:span text:style-name="T3">INTERNSHIP/JOB</text:span><text:span text:style-name="T2">.</text:span></text:p>
      <text:p text:style-name="P2"/>
      <text:p text:style-name="P1">I hereby write to submit my application for <text:span text:style-name="T6">an ICT intern in your company following the advertisement on the same</text:span>. I am a graduate from the university, Jomo Kenyatta University of Agriculture and Technology(JKUAT) with a bachelors degree in Mathematics and Computer science.</text:p>
      <text:p text:style-name="P1"/>
      <text:p text:style-name="P1">Currently am <text:span text:style-name="T7">interned at Mombasa Cameras but </text:span>actively looking for a job, that can earn me income and experience as well. Am a young enthusiastic, hardworking and goal oriented gentleman. <text:span text:style-name="T4">In the field of IT, am versed with software and web development, comfortably coding in HTML5, CSS, PHP, python and Java. I also do creative design with Adobe Photoshop, Illustrator and After effects. </text:span>Am as well a dynamic person who can work on different works and around different environments. Much about my education is in the attached CV. Looking forward to hearing from you.</text:p>
      <text:p text:style-name="P1"/>
      <text:p text:style-name="P1">Yours with best regards,</text:p>
      <text:p text:style-name="P1"/>
      <text:p text:style-name="P1">Kennedy Wekesa.</text:p>
      <text:p text:style-name="P1">Email: kenwek1994@gmail.com</text:p>
      <text:p text:style-name="P1">Phone: 0718779956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0T21:28:54.392589542</meta:creation-date>
    <dc:date>2019-05-18T11:51:44.657263305</dc:date>
    <meta:editing-duration>PT13M25S</meta:editing-duration>
    <meta:editing-cycles>4</meta:editing-cycles>
    <meta:generator>LibreOffice/5.4.4.2$Linux_X86_64 LibreOffice_project/2524958677847fb3bb44820e40380acbe820f960</meta:generator>
    <meta:document-statistic meta:table-count="0" meta:image-count="0" meta:object-count="0" meta:page-count="1" meta:paragraph-count="13" meta:word-count="163" meta:character-count="1035" meta:non-whitespace-character-count="883"/>
  </office:meta>
</office:document-meta>
</file>